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12"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13"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2</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text:s/>así,<text:s/>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2</text:p>
      <text:p text:style-name="P98">-<text:s/>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
      <text:p text:style-name="P102">A LA HORA DE CONSIDERAR DOS LÍNEAS COMO LA MISMA, ES MEJOR QUE NOS PASEMOS A QUEDARNOS CORTOS, PORQUE SI NOS PASAMOS SIMPLEMENTE NOS QUEDAREMOS SOLO CON UNA LÍNEA Y LA RELLENAREMOS, PERO SI NOS QUEDAMOS CORTOS, ES COMÚN QUE LAS BANDAS CENTRALES TENGAN LAS DOS LÍNEAS DE LOS<text:s/>BORDES,<text:s/>PERO OTRA EN MEDIO, QUE HACE QUE NOS QUEDEMOS CON LA MITAD SUPERIOR DE LA BANDA AL UNIR LA LÍNEA QUE DELIMITA POR ARRIBA CON LA LÍNEA QUE ESTÁ EN MITAD DE LA BANDA.</text:p>
      <text:p text:style-name="P103"/>
      <text:p text:style-name="P104">PARA SABER SI LAS BANDAS COGIDAS ESTÁN MAL, POR<text:s/>EJEMPLO,<text:s/>SE PUEDE MIRAR EL VECTOR OCUPACIÓN, SI SUPONEMOS POR EJEMPLO QUE TIENE 4 BANDAS, SI SOLO TIENE DOS ‘1’ Y TENEMOS YA TRES PAREJAS FORMADAS, SIGNIFICA QUE<text:s/>HAY<text:s/>DOS BANDAS DETECTADAS<text:s/>QUE<text:s/>ESTÁN DEMASIADO PRÓXIMAS</text:p>
      <text:p text:style-name="P105"/>
      <text:p text:style-name="P106">MIRAR CÓMO HACER EL RELLENO DE LÍNEAS SUELTAS HACIA EL LADO CORRECTO</text:p>
      <text:p text:style-name="P107"/>
      <text:p text:style-name="P108">MIRAR SI EN VEZ DE CREAR LAS BANDAS HORIZONTALES SOLO USANDO LAS ALTURAS, USAR MEJOR LAS LÍNEAS DETECTADAS CON SU INCLINACIÓN INCLUÍDA (SI LA TIENEN)</text:p>
      <text:p text:style-name="P109"/>
      <text:p text:style-name="P110">EN VEZ DE HACER UN CÓDIGO TAN LARGO, HACER FUNCIONES E IMPORTARLAS COMO EN AMPLI DE ROBÓTICA</text:p>
      <text:p text:style-name="P111"/>
      <text:p text:style-name="Standard"><text:span text:style-name="T112">pip install opencv-contrib-python</text:span></text:p>
      <text:p text:style-name="Standard"/>
      <text:p text:style-name="Standard"/>
      <text:p text:style-name="Standard"/>
      <text:p text:style-name="P113">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1-16T12:10:00Z</dc:date>
    <meta:template xlink:href="Normal.dotm" xlink:type="simple"/>
    <meta:editing-cycles>107</meta:editing-cycles>
    <meta:editing-duration>PT234060S</meta:editing-duration>
    <meta:document-statistic meta:page-count="7" meta:paragraph-count="33" meta:word-count="2583" meta:character-count="16759" meta:row-count="118" meta:non-whitespace-character-count="14209"/>
  </office:meta>
</office:document-meta>
</file>